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officeooo:rsid="00154698" officeooo:paragraph-rsid="00154698"/>
    </style:style>
    <style:style style:name="P2" style:family="paragraph" style:parent-style-name="Standard">
      <style:text-properties fo:language="en" fo:country="GB" officeooo:rsid="00168861" officeooo:paragraph-rsid="00168861"/>
    </style:style>
    <style:style style:name="P3" style:family="paragraph" style:parent-style-name="Standard">
      <style:text-properties fo:language="en" fo:country="GB" officeooo:rsid="00154698" officeooo:paragraph-rsid="00154698"/>
    </style:style>
    <style:style style:name="P4" style:family="paragraph" style:parent-style-name="Standard">
      <style:text-properties fo:language="en" fo:country="GB" officeooo:rsid="00168861" officeooo:paragraph-rsid="00168861"/>
    </style:style>
    <style:style style:name="P5" style:family="paragraph" style:parent-style-name="Standard">
      <style:text-properties fo:language="en" fo:country="GB" officeooo:rsid="00187485" officeooo:paragraph-rsid="00187485"/>
    </style:style>
    <style:style style:name="P6" style:family="paragraph" style:parent-style-name="Standard">
      <style:text-properties fo:font-size="10pt" fo:language="en" fo:country="GB" fo:font-style="italic" officeooo:rsid="00154698" officeooo:paragraph-rsid="001a7ba4" style:font-size-asian="10pt" style:font-style-asian="italic" style:font-size-complex="10pt" style:font-style-complex="italic"/>
    </style:style>
    <style:style style:name="P7" style:family="paragraph" style:parent-style-name="Standard">
      <style:text-properties fo:font-size="10pt" fo:language="en" fo:country="GB" fo:font-style="italic" officeooo:rsid="00154698" officeooo:paragraph-rsid="001a5210" style:font-size-asian="10pt" style:font-style-asian="italic" style:font-size-complex="10pt" style:font-style-complex="italic"/>
    </style:style>
    <style:style style:name="P8" style:family="paragraph" style:parent-style-name="Standard">
      <style:text-properties fo:font-size="10pt" fo:language="en" fo:country="GB" fo:font-style="italic" officeooo:rsid="00187485" officeooo:paragraph-rsid="001a5210"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87485" officeooo:paragraph-rsid="00187485" style:font-size-asian="10pt" style:font-style-asian="italic" style:font-size-complex="10pt" style:font-style-complex="italic"/>
    </style:style>
    <style:style style:name="P10" style:family="paragraph" style:parent-style-name="Standard">
      <style:text-properties fo:font-size="10pt" fo:language="en" fo:country="GB" officeooo:rsid="00187485" officeooo:paragraph-rsid="00187485" style:font-size-asian="10pt" style:font-size-complex="10pt"/>
    </style:style>
    <style:style style:name="P11" style:family="paragraph" style:parent-style-name="Standard">
      <style:paragraph-properties fo:break-before="page"/>
      <style:text-properties fo:language="en" fo:country="GB" officeooo:rsid="00154698" officeooo:paragraph-rsid="00154698"/>
    </style:style>
    <style:style style:name="P12" style:family="paragraph" style:parent-style-name="Standard">
      <style:paragraph-properties fo:break-before="page"/>
      <style:text-properties fo:language="en" fo:country="GB" officeooo:rsid="00187485" officeooo:paragraph-rsid="00187485"/>
    </style:style>
    <style:style style:name="P13" style:family="paragraph" style:parent-style-name="Standard">
      <style:text-properties fo:language="en" fo:country="GB" officeooo:rsid="00168861" officeooo:paragraph-rsid="00168861"/>
    </style:style>
    <style:style style:name="P14" style:family="paragraph" style:parent-style-name="Standard">
      <style:text-properties fo:language="en" fo:country="GB" officeooo:rsid="00154698" officeooo:paragraph-rsid="00154698"/>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68861"/>
    </style:style>
    <style:style style:name="T2" style:family="text">
      <style:text-properties officeooo:rsid="00168861"/>
    </style:style>
    <style:style style:name="T3" style:family="text">
      <style:text-properties fo:font-style="italic" style:font-style-asian="italic" style:font-style-complex="italic"/>
    </style:style>
    <style:style style:name="T4" style:family="text">
      <style:text-properties officeooo:rsid="001a5210"/>
    </style:style>
    <style:style style:name="T5" style:family="text">
      <style:text-properties officeooo:rsid="001a7ba4"/>
    </style:style>
    <style:style style:name="T6" style:family="text">
      <style:text-properties officeooo:rsid="001b094b"/>
    </style:style>
    <style:style style:name="T7" style:family="text">
      <style:text-properties officeooo:rsid="001bec68"/>
    </style:style>
    <style:style style:name="T8" style:family="text">
      <style:text-properties officeooo:rsid="001ce40b"/>
    </style:style>
    <style:style style:name="T9" style:family="text">
      <style:text-properties style:use-window-font-color="true" style:text-outline="false" style:text-line-through-styl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Times New Roman" fo:font-size="10pt" fo:letter-spacing="normal" fo:language="nb" fo:country="NO"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132987072" text:id="ct132987072">
          <text:insertion>
            <office:change-info>
              <dc:creator>Unknown Author</dc:creator>
              <dc:date>2015-12-06T11:01:00</dc:date>
            </office:change-info>
          </text:insertion>
        </text:changed-region>
        <text:changed-region xml:id="ct262770560" text:id="ct262770560">
          <text:deletion>
            <office:change-info>
              <dc:creator>Unknown Author</dc:creator>
              <dc:date>2015-12-06T13:38:00</dc:date>
            </office:change-info>
            <text:p text:style-name="P1"><office:annotation><dc:creator>Unknown Author</dc:creator><dc:date>2015-12-06T10:39:31</dc:date><text:p text:style-name="P15"><text:span text:style-name="T10">Maybe say that there are models of epididemics, and how this would be related to your project.</text:span></text:p><text:p text:style-name="P15"><text:span text:style-name="T10">Also how they could be possibly integrated and </text:span><text:span text:style-name="T9">bettered/tested</text:span><text:span text:style-name="T10"> by your evolutionary approach</text:span></text:p></office:annotation></text:p>
          </text:deletion>
        </text:changed-region>
        <text:changed-region xml:id="ct132987488" text:id="ct132987488">
          <text:deletion>
            <office:change-info>
              <dc:creator>Unknown Author</dc:creator>
              <dc:date>2015-12-06T13:39:00</dc:date>
            </office:change-info>
            <text:p text:style-name="P1"><office:annotation><dc:creator>Unknown Author</dc:creator><dc:date>2015-12-06T10:43:23</dc:date><text:p text:style-name="P15"><text:span text:style-name="T9">This sentence is very long, see if you can split it in two</text:span></text:p></office:annotation></text:p>
          </text:deletion>
        </text:changed-region>
        <text:changed-region xml:id="ct132990192" text:id="ct132990192">
          <text:deletion>
            <office:change-info>
              <dc:creator>Unknown Author</dc:creator>
              <dc:date>2015-12-06T10:48:00</dc:date>
            </office:change-info>
            <text:p text:style-name="P1">,</text:p>
          </text:deletion>
        </text:changed-region>
        <text:changed-region xml:id="ct132990712" text:id="ct132990712">
          <text:insertion>
            <office:change-info>
              <dc:creator>Unknown Author</dc:creator>
              <dc:date>2015-12-06T10:48:00</dc:date>
            </office:change-info>
          </text:insertion>
        </text:changed-region>
        <text:changed-region xml:id="ct132990504" text:id="ct132990504">
          <text:deletion>
            <office:change-info>
              <dc:creator>Unknown Author</dc:creator>
              <dc:date>2015-12-06T10:48:00</dc:date>
            </office:change-info>
            <text:p text:style-name="P1">,</text:p>
          </text:deletion>
        </text:changed-region>
        <text:changed-region xml:id="ct132990400" text:id="ct132990400">
          <text:deletion>
            <office:change-info>
              <dc:creator>Unknown Author</dc:creator>
              <dc:date>2015-12-06T10:48:00</dc:date>
            </office:change-info>
            <text:p text:style-name="P1">alive</text:p>
          </text:deletion>
        </text:changed-region>
        <text:changed-region xml:id="ct132990608" text:id="ct132990608">
          <text:insertion>
            <office:change-info>
              <dc:creator>Unknown Author</dc:creator>
              <dc:date>2015-12-06T10:48:00</dc:date>
            </office:change-info>
          </text:insertion>
        </text:changed-region>
        <text:changed-region xml:id="ct132990296" text:id="ct132990296">
          <text:deletion>
            <office:change-info>
              <dc:creator>Unknown Author</dc:creator>
              <dc:date>2015-12-06T10:49:00</dc:date>
            </office:change-info>
            <text:p text:style-name="P1"><text:s/>at least as much as possible, and</text:p>
          </text:deletion>
        </text:changed-region>
        <text:changed-region xml:id="ct256658224" text:id="ct256658224">
          <text:deletion>
            <office:change-info>
              <dc:creator>Unknown Author</dc:creator>
              <dc:date>2015-12-06T10:49:00</dc:date>
            </office:change-info>
            <text:p text:style-name="P1">All</text:p>
          </text:deletion>
        </text:changed-region>
        <text:changed-region xml:id="ct256657288" text:id="ct256657288">
          <text:insertion>
            <office:change-info>
              <dc:creator>Unknown Author</dc:creator>
              <dc:date>2015-12-06T10:49:00</dc:date>
            </office:change-info>
          </text:insertion>
        </text:changed-region>
        <text:changed-region xml:id="ct256658640" text:id="ct256658640">
          <text:insertion>
            <office:change-info>
              <dc:creator>Unknown Author</dc:creator>
              <dc:date>2015-12-06T10:58:00</dc:date>
            </office:change-info>
          </text:insertion>
        </text:changed-region>
        <text:changed-region xml:id="ct256657184" text:id="ct256657184">
          <text:insertion>
            <office:change-info>
              <dc:creator>Unknown Author</dc:creator>
              <dc:date>2015-12-06T10:55:00</dc:date>
            </office:change-info>
          </text:insertion>
        </text:changed-region>
        <text:changed-region xml:id="ct256656976" text:id="ct256656976">
          <text:insertion>
            <office:change-info>
              <dc:creator>Unknown Author</dc:creator>
              <dc:date>2015-12-06T10:51:00</dc:date>
            </office:change-info>
          </text:insertion>
        </text:changed-region>
        <text:changed-region xml:id="ct256657392" text:id="ct256657392">
          <text:insertion>
            <office:change-info>
              <dc:creator>Unknown Author</dc:creator>
              <dc:date>2015-12-06T10:52:00</dc:date>
            </office:change-info>
          </text:insertion>
        </text:changed-region>
        <text:changed-region xml:id="ct256657912" text:id="ct256657912">
          <text:insertion>
            <office:change-info>
              <dc:creator>Unknown Author</dc:creator>
              <dc:date>2015-12-06T10:53:00</dc:date>
            </office:change-info>
          </text:insertion>
        </text:changed-region>
        <text:changed-region xml:id="ct256657496" text:id="ct256657496">
          <text:insertion>
            <office:change-info>
              <dc:creator>Unknown Author</dc:creator>
              <dc:date>2015-12-06T10:54:00</dc:date>
            </office:change-info>
          </text:insertion>
        </text:changed-region>
        <text:changed-region xml:id="ct256659264" text:id="ct256659264">
          <text:deletion>
            <office:change-info>
              <dc:creator>Unknown Author</dc:creator>
              <dc:date>2015-12-06T10:54:00</dc:date>
            </office:change-info>
            <text:p text:style-name="P2">like</text:p>
          </text:deletion>
        </text:changed-region>
        <text:changed-region xml:id="ct256657600" text:id="ct256657600">
          <text:deletion>
            <office:change-info>
              <dc:creator>Unknown Author</dc:creator>
              <dc:date>2015-12-06T10:54:00</dc:date>
            </office:change-info>
            <text:p text:style-name="P2">(makes sense)</text:p>
          </text:deletion>
        </text:changed-region>
        <text:changed-region xml:id="ct256658328" text:id="ct256658328">
          <text:deletion>
            <office:change-info>
              <dc:creator>Unknown Author</dc:creator>
              <dc:date>2015-12-06T10:54:00</dc:date>
            </office:change-info>
            <text:p text:style-name="P2">(also makes sense)</text:p>
          </text:deletion>
        </text:changed-region>
        <text:changed-region xml:id="ct256657704" text:id="ct256657704">
          <text:deletion>
            <office:change-info>
              <dc:creator>Unknown Author</dc:creator>
              <dc:date>2015-12-06T10:56:00</dc:date>
            </office:change-info>
            <text:p text:style-name="P1"><text:span text:style-name="T1">Creating</text:span></text:p>
          </text:deletion>
        </text:changed-region>
        <text:changed-region xml:id="ct256658432" text:id="ct256658432">
          <text:insertion>
            <office:change-info>
              <dc:creator>Unknown Author</dc:creator>
              <dc:date>2015-12-06T10: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 and problem statement</text:p>
      <text:p text:style-name="P6">«<text:span text:style-name="T5">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1"><text:tab/>- Use evolutionary algorithms to evolve and mutate diseases and people in a «village life <text:tab/>simulator» -</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text:change-start text:change-id="ct132987072"/><text:span text:style-name="T8">t</text:span><text:change-end text:change-id="ct132987072"/> each other in real time. Who will win? People or Disease?</text:p>
      <text:p text:style-name="P1"/>
      <text:p text:style-name="P1"/>
      <text:p text:style-name="P11">2: Background</text:p>
      <text:p text:style-name="P7">«<text:span text:style-name="T4">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text:change text:change-id="ct262770560"/></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office:annotation><dc:creator>Unknown Author</dc:creator><dc:date>2015-12-06T10:41:36</dc:date><text:p text:style-name="P15"><text:span text:style-name="T9">I actually thing there might be something on competitive co-evolution, try to do a quick search on scholar</text:span></text:p></office:annotation></text:p>
      <text:p text:style-name="P1"/>
      <text:p text:style-name="P1"/>
      <text:p text:style-name="P1">3: Game Mechanics</text:p>
      <text:p text:style-name="P7">«<text:span text:style-name="T4">How does the game work that you are using? Why do you need AI in this game?</text:span>»</text:p>
      <text:p text:style-name="P1"/>
      <text:p text:style-name="P1">Technically we are not making a game, but more of a simulation. If there is time, and we are able to implement the algorithms and make all the connections, then we might want to add a UI to the system, and see if we can find some way for the user to act as either the humans, or as the creator of different diseases that can mutate and change.<text:change text:change-id="ct132987488"/></text:p>
      <text:p text:style-name="P1"/>
      <text:p text:style-name="P1">The AI we are implementing is <office:annotation office:name="__Annotation__218_1766313739"><dc:creator>Unknown Author</dc:creator><dc:date>2015-12-06T10:44:13</dc:date><text:list text:style-name=""><text:list-item><text:p>essential</text:p></text:list-item></text:list></office:annotation>essensial<office:annotation-end office:name="__Annotation__218_1766313739"/><text:change text:change-id="ct132990192"/> as<text:change-start text:change-id="ct132990712"/>,<text:change-end text:change-id="ct132990712"/> without it, it will not be a simulation of evolution<text:change text:change-id="ct132990504"/> but merely an imagined hard-coded painting. We want our «game» to come <text:change text:change-id="ct132990400"/><text:change-start text:change-id="ct132990608"/><text:span text:style-name="T6">to life</text:span><text:change-end text:change-id="ct132990608"/>,<text:change text:change-id="ct132990296"/> change and mutate. <text:change text:change-id="ct256658224"/><text:change-start text:change-id="ct256657288"/><text:span text:style-name="T6">Ideally</text:span><text:change-end text:change-id="ct256657288"/> in real-time. So by having our simulation using Genetic Algorithms, we can make the fight between people and sickness come alive.</text:p>
      <text:p text:style-name="P1"/>
      <text:p text:style-name="P1"/>
      <text:p text:style-name="P11">4: <office:annotation office:name="__Annotation__238_1766313739"><dc:creator>Unknown Author</dc:creator><dc:date>2015-12-06T10:58:00</dc:date><text:list text:continue-numbering="true" text:style-name=""><text:list-item><text:p>I think this section should be more clear, it feels like you're mixing up multiple topics that should be discussed separately (each in it's own paragraph or subsection)</text:p></text:list-item></text:list><text:p>I think that a good structure would be:</text:p><text:p>-Genome</text:p><text:p>-Evolutionary Algorithm (step by step in bullet points)</text:p><text:p>-Simulation (how does it work, with the people)</text:p></office:annotation>Methods<text:change-start text:change-id="ct256658640"/><office:annotation-end office:name="__Annotation__238_1766313739"/><text:change-end text:change-id="ct256658640"/></text:p>
      <text:p text:style-name="P7">«<text:span text:style-name="T4">How does your algorithm work? Describe in as much detail as you can ﬁt into the report. Also, how did you interface it to the game? </text:span>»</text:p>
      <text:p text:style-name="P1"/>
      <text:p text:style-name="P1"><office:annotation office:name="__Annotation__236_1766313739"><dc:creator>Unknown Author</dc:creator><dc:date>2015-12-06T10:55:24</dc:date><text:list text:continue-numbering="true" text:style-name=""><text:list-item><text:p>I think it should be more clear that you're discussing the genome here (right?)</text:p></text:list-item></text:list><text:p>Possibly without using bulletpoints, but normal sentences</text:p></office:annotation>Genetic Algorithm – Evolution of the Diseases<text:change-start text:change-id="ct256657184"/><office:annotation-end office:name="__Annotation__236_1766313739"/><text:change-end text:change-id="ct256657184"/></text:p>
      <text:p text:style-name="P1"/>
      <text:p text:style-name="P1"><text:tab/><office:annotation office:name="__Annotation__219_1766313739"><dc:creator>Unknown Author</dc:creator><dc:date>2015-12-06T10:51:11</dc:date><text:list text:continue-numbering="true" text:style-name=""><text:list-item><text:p>Wait, if the other stats are dependant on Lethality, why do you even have them? </text:p></text:list-item></text:list></office:annotation>Creates a disease with random stats for Lethality. The other stats, like Spread and <text:tab/>DropRate(resistance), are dependant on the Lethality. <text:change-start text:change-id="ct256656976"/><office:annotation-end office:name="__Annotation__219_1766313739"/><text:change-end text:change-id="ct256656976"/></text:p>
      <text:p text:style-name="P1"><text:tab/>Mutating the stats, and then <office:annotation office:name="__Annotation__220_1766313739"><dc:creator>Unknown Author</dc:creator><dc:date>2015-12-06T10:52:19</dc:date><text:list text:continue-numbering="true" text:style-name=""><text:list-item><text:p>How many times? And do you just do an average on the scores?</text:p></text:list-item></text:list></office:annotation>simulating<text:change-start text:change-id="ct256657392"/><office:annotation-end office:name="__Annotation__220_1766313739"/><text:change-end text:change-id="ct256657392"/> how that new disease would do compared to the <text:tab/>other possible mutations.</text:p>
      <text:p text:style-name="P1"><text:tab/>Then we get the fitness for that disease and all the other disease variations that we make.</text:p>
      <text:p text:style-name="P1"><text:tab/><office:annotation office:name="__Annotation__221_1766313739"><dc:creator>Unknown Author</dc:creator><dc:date>2015-12-06T10:53:04</dc:date><text:list text:continue-numbering="true" text:style-name=""><text:list-item><text:p>Is this the case when your algorithm finishes? Make it more clear </text:p></text:list-item></text:list></office:annotation>Selecting the one with the highest value, and introducing it to the world.<text:change-start text:change-id="ct256657912"/><office:annotation-end office:name="__Annotation__221_1766313739"/><text:change-end text:change-id="ct256657912"/></text:p>
      <text:p text:style-name="P1"/>
      <text:p text:style-name="P2">The People</text:p>
      <text:p text:style-name="P2"><text:tab/></text:p>
      <text:p text:style-name="P2"><text:tab/>Each person has individual stats and variables.</text:p>
      <text:p text:style-name="P2"><text:tab/>Every one of those stats have some sort of meaning, <text:change-start text:change-id="ct256657496"/><text:span text:style-name="T7">for example:</text:span><text:change-end text:change-id="ct256657496"/><text:change text:change-id="ct256659264"/> age, health, gender and sexual <text:tab/>preference.</text:p>
      <text:p text:style-name="P2"><text:tab/>A person can only get pregnant if it's female <text:change text:change-id="ct256657600"/>, and only by having sex with a </text:p>
      <text:p text:style-name="P2"><text:tab/>man that is capable of having kids <text:change text:change-id="ct256658328"/>.</text:p>
      <text:p text:style-name="P2"><text:tab/>Basically we have tried to make all the variables and stats be as close to reality as possible.</text:p>
      <text:p text:style-name="P1"/>
      <text:p text:style-name="P1">Simulating the village</text:p>
      <text:p text:style-name="P1"/>
      <text:p text:style-name="P1"><text:tab/><text:change text:change-id="ct256657704"/><text:change-start text:change-id="ct256658432"/><text:span text:style-name="T1">The algorithm initializes</text:span><text:change-end text:change-id="ct256658432"/><text:span text:style-name="T1">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have sex and make a baby – which is the only way of </text:span></text:p>
      <text:p text:style-name="P1"><text:tab/><text:span text:style-name="T1">increasing the population of the village.</text:span></text:p>
      <text:p text:style-name="P1"><text:tab/><text:span text:style-name="T1">After people have met new people, the simulation goes over to the disease(s) and</text:span></text:p>
      <text:p text:style-name="P1"><text:tab/><text:span text:style-name="T1">if possible, introduces a new disease to the world.</text:span></text:p>
      <text:p text:style-name="P1"><text:tab/><text:span text:style-name="T1">Then that disease infects as many people as it can, based on its spreading rate, and after </text:span></text:p>
      <text:p text:style-name="P1"><text:tab/><text:span text:style-name="T1">that, it will deal damage to them according to it's lethality and the infected people's </text:span></text:p>
      <text:p text:style-name="P1"><text:tab/><text:span text:style-name="T1">resistance to said disease.</text:span></text:p>
      <text:p text:style-name="P1"><text:tab/><text:span text:style-name="T1">When the diseases have had their turn, the next step of the sim, is to cleanup and update the</text:span></text:p>
      <text:p text:style-name="P1"><text:tab/><text:span text:style-name="T1">people – that means giving birth to the babies (1 iteration is 1 year), disposing of potential </text:span></text:p>
      <text:p text:style-name="P1"><text:tab/><text:span text:style-name="T1">dead and old people (we are not meant to be nice here).</text:span></text:p>
      <text:p text:style-name="P1"><text:tab/><text:span text:style-name="T1">And after all that is done, the cycle continues.</text:span></text:p>
      <text:p text:style-name="P1"/>
      <text:p text:style-name="P5">There are of course many more methods in our solution, but as of right now they are not relevant to the AI perspective of the code.</text:p>
      <text:p text:style-name="P5"/>
      <text:p text:style-name="P5"/>
      <text:p text:style-name="P12">5: Results</text:p>
      <text:p text:style-name="P5"/>
      <text:p text:style-name="P8">«<text:span text:style-name="T4">Did it work? How well? Provide some ﬁgures, and a table or two. How much time does it take? Remember to include signiﬁcance values (remember the t-test?), variance bars... Reread some of the papers from class and compare how they report their results.»</text:span></text:p>
      <text:p text:style-name="P5"/>
      <text:p text:style-name="P5"/>
      <text:p text:style-name="P12">6: Discussion</text:p>
      <text:p text:style-name="P5"/>
      <text:p text:style-name="P10">«<text:span text:style-name="T3">What are the strengths and shortcomings of your method? </text:span></text:p>
      <text:p text:style-name="P9">Why did you choose method X instead of Y? </text:p>
      <text:p text:style-name="P9">How well would it generalize to other game genres? </text:p>
      <text:p text:style-name="P10"><text:span text:style-name="T3">How would you develop it further, if you had time?</text:span>»</text:p>
      <text:p text:style-name="P5"/>
      <text:p text:style-name="P5">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5"/>
      <text:p text:style-name="P12">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6T13:41:38.603000000</dc:date>
    <meta:editing-duration>PT26M39S</meta:editing-duration>
    <meta:editing-cycles>9</meta:editing-cycles>
    <meta:generator>LibreOffice/4.1.4.2$Windows_x86 LibreOffice_project/0a0440ccc0227ad9829de5f46be37cfb6edcf72</meta:generator>
    <meta:document-statistic meta:table-count="0" meta:image-count="0" meta:object-count="0" meta:page-count="6" meta:paragraph-count="58" meta:word-count="1039" meta:character-count="5807" meta:non-whitespace-character-count="4795"/>
  </office:meta>
</office:document-meta>
</file>